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C0000015CB5B8A19F.jpg"/>
  <manifest:file-entry manifest:media-type="image/jpeg" manifest:full-path="Pictures/10000000000004770000032269FB8CA3.jpg"/>
  <manifest:file-entry manifest:media-type="image/jpeg" manifest:full-path="Pictures/1000000000000119000000C50CEB556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StarSymbol1" svg:font-family="StarSymbol"/>
    <style:font-face style:name="Tahoma2" svg:font-family="Tahoma"/>
    <style:font-face style:name="NewsGotT1" svg:font-family="NewsGotT" style:font-adornments="Negrita" style:font-pitch="variable"/>
    <style:font-face style:name="NewsGotT" svg:font-family="NewsGotT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1" svg:font-family="'Eras Bk BT'" style:font-family-generic="swiss" style:font-pitch="variable"/>
    <style:font-face style:name="Eras Bk BT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018cm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018cm solid #808080" fo:border-right="none" fo:border-top="0.018cm solid #808080" fo:border-bottom="0.018cm solid #808080">
        <style:background-image/>
      </style:table-cell-properties>
    </style:style>
    <style:style style:name="Tabla1.B1" style:family="table-cell">
      <style:table-cell-properties style:vertical-align="middle" fo:padding="0.097cm" fo:border="0.018cm solid #808080"/>
    </style:style>
    <style:style style:name="Tabla1.A2" style:family="table-cell">
      <style:table-cell-properties style:vertical-align="middle" fo:background-color="#e6e6e6" fo:padding="0.097cm" fo:border-left="0.018cm solid #808080" fo:border-right="none" fo:border-top="none" fo:border-bottom="0.018cm solid #808080">
        <style:background-image/>
      </style:table-cell-properties>
    </style:style>
    <style:style style:name="Tabla1.B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Tabla1.B5" style:family="table-cell">
      <style:table-cell-properties style:vertical-align="middle" fo:padding="0.097cm" fo:border-left="0.018cm solid #808080" fo:border-right="none" fo:border-top="none" fo:border-bottom="0.018cm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018cm solid #808080" fo:border-right="none" fo:border-top="0.018cm solid #808080" fo:border-bottom="0.018cm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018cm solid #808080">
        <style:background-image/>
      </style:table-cell-properties>
    </style:style>
    <style:style style:name="Tabla3.A2" style:family="table-cell" style:data-style-name="N100">
      <style:table-cell-properties style:vertical-align="middle" fo:padding="0.097cm" fo:border-left="0.018cm solid #808080" fo:border-right="none" fo:border-top="none" fo:border-bottom="0.018cm solid #808080"/>
    </style:style>
    <style:style style:name="Tabla3.B2" style:family="table-cell">
      <style:table-cell-properties style:vertical-align="middle" fo:padding="0.097cm" fo:border-left="0.018cm solid #808080" fo:border-right="none" fo:border-top="none" fo:border-bottom="0.018cm solid #808080"/>
    </style:style>
    <style:style style:name="Tabla3.D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018cm solid #808080">
        <style:background-image/>
      </style:table-cell-properties>
    </style:style>
    <style:style style:name="Tabla4.A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Tabla11" style:family="table">
      <style:table-properties style:width="15.997cm" fo:margin-left="0.009cm" fo:margin-right="-0.005cm" table:align="margins" fo:keep-with-next="always" style:writing-mode="lr-tb"/>
    </style:style>
    <style:style style:name="Tabla11.A" style:family="table-column">
      <style:table-column-properties style:column-width="4.904cm" style:rel-column-width="2780*"/>
    </style:style>
    <style:style style:name="Tabla11.B" style:family="table-column">
      <style:table-column-properties style:column-width="11.093cm" style:rel-column-width="6289*"/>
    </style:style>
    <style:style style:name="Tabla11.1" style:family="table-row">
      <style:table-row-properties style:min-row-height="0.9cm" style:keep-together="true" fo:keep-together="auto"/>
    </style:style>
    <style:style style:name="Tabla11.A1" style:family="table-cell">
      <style:table-cell-properties style:vertical-align="middle" fo:background-color="#e6e6e6" style:border-line-width-left="0.002cm 0.035cm 0.002cm" style:border-line-width-top="0.002cm 0.035cm 0.002cm" fo:padding-left="0.123cm" fo:padding-right="0.123cm" fo:padding-top="0cm" fo:padding-bottom="0cm" fo:border-left="0.039cm double #c0c0c0" fo:border-right="none" fo:border-top="0.039cm double #c0c0c0" fo:border-bottom="0.018cm solid #c0c0c0" style:writing-mode="lr-tb">
        <style:background-image/>
      </style:table-cell-properties>
    </style:style>
    <style:style style:name="Tabla11.B1" style:family="table-cell">
      <style:table-cell-properties style:vertical-align="middle" fo:background-color="#e6e6e6" style:border-line-width-right="0.002cm 0.035cm 0.002cm" style:border-line-width-top="0.002cm 0.035cm 0.002cm" fo:padding-left="0.123cm" fo:padding-right="0.123cm" fo:padding-top="0cm" fo:padding-bottom="0cm" fo:border-left="0.018cm solid #c0c0c0" fo:border-right="0.039cm double #c0c0c0" fo:border-top="0.039cm double #c0c0c0" fo:border-bottom="0.018cm solid #c0c0c0" style:writing-mode="lr-tb">
        <style:background-image/>
      </style:table-cell-properties>
    </style:style>
    <style:style style:name="Tabla11.A2" style:family="table-cell">
      <style:table-cell-properties style:vertical-align="top" fo:background-color="transparent" style:border-line-width-left="0.002cm 0.035cm 0.002cm" fo:padding-left="0.123cm" fo:padding-right="0.123cm" fo:padding-top="0cm" fo:padding-bottom="0cm" fo:border-left="0.039cm double #c0c0c0" fo:border-right="none" fo:border-top="none" fo:border-bottom="0.018cm solid #c0c0c0" style:writing-mode="lr-tb">
        <style:background-image/>
      </style:table-cell-properties>
    </style:style>
    <style:style style:name="Tabla11.B2" style:family="table-cell">
      <style:table-cell-properties style:vertical-align="top" fo:background-color="transparent" style:border-line-width-right="0.002cm 0.035cm 0.002cm" fo:padding-left="0.123cm" fo:padding-right="0.123cm" fo:padding-top="0cm" fo:padding-bottom="0cm" fo:border-left="0.018cm solid #c0c0c0" fo:border-right="0.039cm double #c0c0c0" fo:border-top="none" fo:border-bottom="0.018cm solid #c0c0c0" style:writing-mode="lr-tb">
        <style:background-image/>
      </style:table-cell-properties>
    </style:style>
    <style:style style:name="Tabla11.A5" style:family="table-cell">
      <style:table-cell-properties style:vertical-align="top" fo:background-color="transparent" style:border-line-width-left="0.002cm 0.035cm 0.002cm" style:border-line-width-bottom="0.002cm 0.035cm 0.002cm" fo:padding-left="0.123cm" fo:padding-right="0.123cm" fo:padding-top="0cm" fo:padding-bottom="0cm" fo:border-left="0.039cm double #c0c0c0" fo:border-right="none" fo:border-top="none" fo:border-bottom="0.039cm double #c0c0c0" style:writing-mode="lr-tb">
        <style:background-image/>
      </style:table-cell-properties>
    </style:style>
    <style:style style:name="Tabla11.B5" style:family="table-cell">
      <style:table-cell-properties style:vertical-align="top" fo:background-color="transparent" style:border-line-width-right="0.002cm 0.035cm 0.002cm" style:border-line-width-bottom="0.002cm 0.035cm 0.002cm" fo:padding-left="0.123cm" fo:padding-right="0.123cm" fo:padding-top="0cm" fo:padding-bottom="0cm" fo:border-left="0.018cm solid #c0c0c0" fo:border-right="0.039cm double #c0c0c0" fo:border-top="none" fo:border-bottom="0.039cm double #c0c0c0" style:writing-mode="lr-tb">
        <style:background-image/>
      </style:table-cell-properties>
    </style:style>
    <style:style style:name="Tabla7" style:family="table">
      <style:table-properties style:width="15.965cm" fo:margin-left="0.026cm" fo:margin-right="0.009cm" table:align="margins" style:writing-mode="lr-tb"/>
    </style:style>
    <style:style style:name="Tabla7.A" style:family="table-column">
      <style:table-column-properties style:column-width="5.516cm" style:rel-column-width="3127*"/>
    </style:style>
    <style:style style:name="Tabla7.B" style:family="table-column">
      <style:table-column-properties style:column-width="10.449cm" style:rel-column-width="5924*"/>
    </style:style>
    <style:style style:name="Tabla7.1" style:family="table-row">
      <style:table-row-properties style:min-row-height="0.9cm" style:keep-together="true" fo:keep-together="auto"/>
    </style:style>
    <style:style style:name="Tabla7.A1" style:family="table-cell">
      <style:table-cell-properties style:vertical-align="middle" fo:background-color="#e6e6e6" style:border-line-width-left="0.002cm 0.035cm 0.002cm" style:border-line-width-top="0.002cm 0.035cm 0.002cm" fo:padding-left="0.123cm" fo:padding-right="0.123cm" fo:padding-top="0cm" fo:padding-bottom="0cm" fo:border-left="0.039cm double #c0c0c0" fo:border-right="none" fo:border-top="0.039cm double #c0c0c0" fo:border-bottom="0.018cm solid #c0c0c0" style:writing-mode="lr-tb">
        <style:background-image/>
      </style:table-cell-properties>
    </style:style>
    <style:style style:name="Tabla7.B1" style:family="table-cell">
      <style:table-cell-properties style:vertical-align="middle" fo:background-color="#e6e6e6" style:border-line-width-right="0.002cm 0.035cm 0.002cm" style:border-line-width-top="0.002cm 0.035cm 0.002cm" fo:padding-left="0.123cm" fo:padding-right="0.123cm" fo:padding-top="0cm" fo:padding-bottom="0cm" fo:border-left="0.018cm solid #c0c0c0" fo:border-right="0.039cm double #c0c0c0" fo:border-top="0.039cm double #c0c0c0" fo:border-bottom="0.018cm solid #c0c0c0" style:writing-mode="lr-tb">
        <style:background-image/>
      </style:table-cell-properties>
    </style:style>
    <style:style style:name="Tabla7.A2" style:family="table-cell">
      <style:table-cell-properties style:vertical-align="top" fo:background-color="transparent" style:border-line-width-left="0.002cm 0.035cm 0.002cm" fo:padding-left="0.123cm" fo:padding-right="0.123cm" fo:padding-top="0cm" fo:padding-bottom="0cm" fo:border-left="0.039cm double #c0c0c0" fo:border-right="none" fo:border-top="none" fo:border-bottom="0.018cm solid #c0c0c0" style:writing-mode="lr-tb">
        <style:background-image/>
      </style:table-cell-properties>
    </style:style>
    <style:style style:name="Tabla7.B2" style:family="table-cell">
      <style:table-cell-properties style:vertical-align="top" fo:background-color="transparent" style:border-line-width-right="0.002cm 0.035cm 0.002cm" fo:padding-left="0.123cm" fo:padding-right="0.123cm" fo:padding-top="0cm" fo:padding-bottom="0cm" fo:border-left="0.018cm solid #c0c0c0" fo:border-right="0.039cm double #c0c0c0" fo:border-top="none" fo:border-bottom="0.018cm solid #c0c0c0" style:writing-mode="lr-tb">
        <style:background-image/>
      </style:table-cell-properties>
    </style:style>
    <style:style style:name="Tabla7.A4" style:family="table-cell">
      <style:table-cell-properties style:vertical-align="top" fo:background-color="transparent" style:border-line-width-left="0.002cm 0.035cm 0.002cm" style:border-line-width-bottom="0.002cm 0.035cm 0.002cm" fo:padding-left="0.123cm" fo:padding-right="0.123cm" fo:padding-top="0cm" fo:padding-bottom="0cm" fo:border-left="0.039cm double #c0c0c0" fo:border-right="none" fo:border-top="none" fo:border-bottom="0.039cm double #c0c0c0" style:writing-mode="lr-tb">
        <style:background-image/>
      </style:table-cell-properties>
    </style:style>
    <style:style style:name="Tabla7.B4" style:family="table-cell">
      <style:table-cell-properties style:vertical-align="top" fo:background-color="transparent" style:border-line-width-right="0.002cm 0.035cm 0.002cm" style:border-line-width-bottom="0.002cm 0.035cm 0.002cm" fo:padding-left="0.123cm" fo:padding-right="0.123cm" fo:padding-top="0cm" fo:padding-bottom="0cm" fo:border-left="0.018cm solid #c0c0c0" fo:border-right="0.039cm double #c0c0c0" fo:border-top="none" fo:border-bottom="0.039cm double #c0c0c0" style:writing-mode="lr-tb">
        <style:background-image/>
      </style:table-cell-properties>
    </style:style>
    <style:style style:name="P1" style:family="paragraph" style:parent-style-name="Table_20_Contents">
      <style:paragraph-properties fo:margin-left="0cm" fo:margin-right="0cm" fo:margin-top="0cm" fo:margin-bottom="0.499cm" fo:text-align="end" style:justify-single-word="false" fo:text-indent="0cm" style:auto-text-indent="false" fo:padding="0cm" fo:border="none"/>
      <style:text-properties fo:color="#ffffff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-complex="Arial"/>
    </style:style>
    <style:style style:name="P3" style:family="paragraph" style:parent-style-name="Table_20_Contents">
      <style:paragraph-properties fo:margin-left="0cm" fo:margin-right="0.101cm" fo:margin-top="0cm" fo:margin-bottom="0.199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6" style:family="paragraph" style:parent-style-name="Footer">
      <style:paragraph-properties fo:text-align="end" style:justify-single-word="false" fo:padding="0cm" fo:border-left="none" fo:border-right="none" fo:border-top="0.002cm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7" style:family="paragraph" style:parent-style-name="Text_20_body">
      <style:paragraph-properties fo:padding="0cm" fo:border="none"/>
    </style:style>
    <style:style style:name="P8" style:family="paragraph" style:parent-style-name="Title" style:master-page-name="">
      <style:paragraph-properties style:page-number="auto" fo:padding="0cm" fo:border="none"/>
    </style:style>
    <style:style style:name="P9" style:family="paragraph" style:parent-style-name="Tema" style:master-page-name="">
      <style:paragraph-properties style:page-number="auto" fo:background-color="transparent" fo:padding="0cm" fo:border-left="none" fo:border-right="none" fo:border-top="none" fo:border-bottom="0.018cm solid #808080" style:shadow="none">
        <style:background-image/>
      </style:paragraph-properties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paragraph-properties>
        <style:tab-stops>
          <style:tab-stop style:position="0.776cm"/>
          <style:tab-stop style:position="15.983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style:snap-to-layout-grid="false"/>
      <style:text-properties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-complex="Arial"/>
    </style:style>
    <style:style style:name="P15" style:family="paragraph" style:parent-style-name="Standard">
      <style:text-properties fo:language="zxx" fo:country="none" style:language-asian="zxx" style:country-asian="none"/>
    </style:style>
    <style:style style:name="P16" style:family="paragraph" style:parent-style-name="Standard">
      <style:paragraph-properties fo:text-align="justify" style:justify-single-word="false"/>
      <style:text-properties fo:language="zxx" fo:country="none" style:language-asian="zxx" style:country-asian="none"/>
    </style:style>
    <style:style style:name="P17" style:family="paragraph" style:parent-style-name="Hoja_20_de_20_Control">
      <style:paragraph-properties fo:text-align="center" style:justify-single-word="false"/>
    </style:style>
    <style:style style:name="P18" style:family="paragraph" style:parent-style-name="Table_20_Contents"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text-properties fo:font-weight="normal" style:font-weight-asian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fo:color="#000000"/>
    </style:style>
    <style:style style:name="P24" style:family="paragraph" style:parent-style-name="Text_20_body">
      <style:paragraph-properties fo:text-align="justify" style:justify-single-word="false"/>
    </style:style>
    <style:style style:name="P25" style:family="paragraph" style:parent-style-name="Text_20_body">
      <style:paragraph-properties fo:break-before="page"/>
    </style:style>
    <style:style style:name="P26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8" style:family="paragraph" style:parent-style-name="Nota_20_al_20_pié">
      <style:paragraph-properties fo:text-align="start" style:justify-single-word="false"/>
    </style:style>
    <style:style style:name="P29" style:family="paragraph" style:parent-style-name="Standard">
      <style:paragraph-properties fo:margin-top="0cm" fo:margin-bottom="0cm">
        <style:tab-stops>
          <style:tab-stop style:position="0.776cm"/>
          <style:tab-stop style:position="15.983cm" style:type="right" style:leader-style="dotted" style:leader-text="."/>
        </style:tab-stops>
      </style:paragraph-properties>
    </style:style>
    <style:style style:name="P30" style:family="paragraph" style:parent-style-name="Standard">
      <style:paragraph-properties fo:margin-top="0cm" fo:margin-bottom="0cm" fo:text-align="center" style:justify-single-word="false" style:snap-to-layout-grid="false"/>
      <style:text-properties fo:font-weight="bold" style:font-weight-asian="bold" style:font-name-complex="Arial"/>
    </style:style>
    <style:style style:name="P31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2" style:family="paragraph" style:parent-style-name="Heading_20_2">
      <style:paragraph-properties fo:text-align="justify" style:justify-single-word="false"/>
    </style:style>
    <style:style style:name="P33" style:family="paragraph" style:parent-style-name="Heading" style:master-page-name="Standard">
      <style:paragraph-properties style:page-number="auto"/>
    </style:style>
    <style:style style:name="P34" style:family="paragraph" style:parent-style-name="Standard" style:master-page-name="Portada">
      <style:paragraph-properties style:page-number="auto"/>
    </style:style>
    <style:style style:name="P35" style:family="paragraph" style:parent-style-name="Standard">
      <style:paragraph-properties style:snap-to-layout-grid="false"/>
      <style:text-properties style:font-name-complex="Arial"/>
    </style:style>
    <style:style style:name="P36" style:family="paragraph" style:parent-style-name="Standard">
      <style:paragraph-properties fo:margin-top="0cm" fo:margin-bottom="0cm" fo:text-align="center" style:justify-single-word="false" style:snap-to-layout-grid="false"/>
      <style:text-properties fo:font-weight="bold" style:font-weight-asian="bold" style:font-name-complex="Arial"/>
    </style:style>
    <style:style style:name="P37" style:family="paragraph" style:parent-style-name="Text_20_body" style:list-style-name="L1"/>
    <style:style style:name="T1" style:family="text">
      <style:text-properties style:use-window-font-color="true" fo:font-size="7pt" fo:font-weight="bold" style:font-size-asian="7pt" style:font-weight-asian="bold" style:font-size-complex="7pt" style:font-weight-complex="bold"/>
    </style:style>
    <style:style style:name="fr1" style:family="graphic" style:parent-style-name="Frame">
      <style:graphic-properties fo:margin-left="0cm" fo:margin-right="0.319cm" style:wrap="dynamic" style:number-wrapped-paragraphs="no-limit" style:vertical-pos="from-top" style:horizontal-pos="center" style:horizontal-rel="paragraph" fo:background-color="#ffffff" style:background-transparency="0%" fo:padding-left="0.247cm" fo:padding-right="0.247cm" fo:padding-top="0.141cm" fo:padding-bottom="0.141cm" fo:border="0.018cm solid #cccccc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cm" fo:margin-right="0.319cm" style:wrap="dynamic" style:number-wrapped-paragraphs="no-limit" style:vertical-pos="top" style:vertical-rel="paragraph" style:horizontal-pos="center" style:horizontal-rel="paragraph" fo:background-color="#ffffff" style:background-transparency="0%" fo:padding-left="0.247cm" fo:padding-right="0.247cm" fo:padding-top="0.141cm" fo:padding-bottom="0.141cm" fo:border="0.018cm solid #cccccc" style:writing-mode="lr-tb" draw:wrap-influence-on-position="once-successive">
        <style:background-image/>
      </style:graphic-properties>
    </style:style>
    <style:style style:name="fr3" style:family="graphic" style:parent-style-name="Frame">
      <style:graphic-properties fo:margin-left="0cm" fo:margin-right="0.319cm" style:wrap="dynamic" style:number-wrapped-paragraphs="no-limit" style:vertical-pos="from-top" style:vertical-rel="paragraph" style:horizontal-pos="from-left" style:horizontal-rel="paragraph" fo:background-color="#ffffff" style:background-transparency="0%" fo:padding-left="0.247cm" fo:padding-right="0.247cm" fo:padding-top="0.141cm" fo:padding-bottom="0.141cm" fo:border="0.018cm solid #cccccc" style:writing-mode="lr-tb" draw:wrap-influence-on-position="once-successive">
        <style:background-image/>
      </style:graphic-properties>
    </style:style>
    <style:style style:name="fr4" style:family="graphic" style:parent-style-name="Frame">
      <style:graphic-properties fo:margin-left="0cm" fo:margin-right="0.319cm" style:wrap="dynamic" style:number-wrapped-paragraphs="no-limit" style:vertical-pos="from-top" style:vertical-rel="paragraph" style:horizontal-pos="center" style:horizontal-rel="paragraph" fo:background-color="#ffffff" style:background-transparency="0%" fo:padding-left="0.247cm" fo:padding-right="0.247cm" fo:padding-top="0.141cm" fo:padding-bottom="0.141cm" fo:border="0.018cm solid #cccccc" style:writing-mode="lr-tb" draw:wrap-influence-on-position="once-successive">
        <style:background-image/>
      </style:graphic-properties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lan de Comunicación" text:name="Title"/>
      </text:user-field-decls>
      <text:p text:style-name="P3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gráficos2" text:anchor-type="paragraph" svg:x="3.66cm" svg:y="0.575cm" svg:width="9.677cm" svg:height="6.789cm" draw:z-index="6"><draw:image xlink:href="Pictures/10000000000004770000032269FB8CA3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ubject>&lt;Nombre Proyecto&gt;</text:subject></text:p>
      <text:p text:style-name="P8"><text:title>Informe de Resultados y Cierre de Proyecto</text:title></text:p>
      <text:p text:style-name="P7"/>
      <text:p text:style-name="P7"/>
      <text:p text:style-name="P7"/>
      <text:p text:style-name="P7"/>
      <text:p text:style-name="P7"/>
      <text:p text:style-name="Nota_20_al_20_pié">Versión: <text:keywords>0100</text:keywords></text:p>
      <text:p text:style-name="Nota_20_al_20_pié">Fecha: DD/MM/AAAA</text:p>
      <text:p text:style-name="Nota_20_al_20_pié"/>
      <text:p text:style-name="Nota_20_al_20_pié"/>
      <text:p text:style-name="P28"/>
      <table:table table:name="Tabla5" table:style-name="Tabla5">
        <table:table-column table:style-name="Tabla5.A"/>
        <table:table-row>
          <table:table-cell table:style-name="Tabla5.A1" office:value-type="string">
            <text:p text:style-name="P23">Queda prohibido cualquier tipo de explotación y, en particular, la reproducción, distribución, comunicación pública y/o transformación, total o parcial, por cualquier medio, de este documento sin el previo consentimiento expreso y por escrito de la Junta de Andalucía.</text:p>
          </table:table-cell>
        </table:table-row>
      </table:table>
      <text:p text:style-name="Nota_20_al_20_pié"/>
      <text:p text:style-name="P33"/>
      <text:p text:style-name="P17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8">Organismo</text:p>
          </table:table-cell>
          <table:table-cell table:style-name="Tabla1.B1" table:number-columns-spanned="3" office:value-type="string">
            <text:p text:style-name="Table_20_Contents"><text:variable-set text:name="Organismo" office:value-type="string">&lt;Nombre Consejería u Organismo Autónomo&gt;</text:variable-set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8">Proyecto</text:p>
          </table:table-cell>
          <table:table-cell table:style-name="Tabla1.B2" table:number-columns-spanned="3" office:value-type="string">
            <text:p text:style-name="Table_20_Contents"><text:bookmark-start text:name="__DdeLink__323_258527374"/><text:subject>&lt;Nombre Proyecto&gt;</text:subject><text:bookmark-end text:name="__DdeLink__323_258527374"/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8">Entregable</text:p>
          </table:table-cell>
          <table:table-cell table:style-name="Tabla1.B2" table:number-columns-spanned="3" office:value-type="string">
            <text:p text:style-name="Table_20_Contents"><text:title>Informe de Resultados y Cierre de Proyecto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8">Autor</text:p>
          </table:table-cell>
          <table:table-cell table:style-name="Tabla1.B2" table:number-columns-spanned="3" office:value-type="string">
            <text:p text:style-name="P21"><text:user-defined text:name="Autor">&lt;Nombre de la Empresa&gt;</text:user-defined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8">Versión/Edición</text:p>
          </table:table-cell>
          <table:table-cell table:style-name="Tabla1.B5" office:value-type="string">
            <text:p text:style-name="Table_20_Contents"><text:keywords>0100</text:keywords></text:p>
          </table:table-cell>
          <table:table-cell table:style-name="Tabla1.A2" office:value-type="string">
            <text:p text:style-name="P18">Fecha Versión</text:p>
          </table:table-cell>
          <table:table-cell table:style-name="Tabla1.B2" office:value-type="string">
            <text:p text:style-name="P20">DD/MM/AAAA</text:p>
          </table:table-cell>
        </table:table-row>
        <table:table-row>
          <table:table-cell table:style-name="Tabla1.A2" office:value-type="string">
            <text:p text:style-name="P18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8">Fecha Aprobación</text:p>
          </table:table-cell>
          <table:table-cell table:style-name="Tabla1.B2" office:value-type="string">
            <text:p text:style-name="P20">DD/MM/AAAA</text:p>
          </table:table-cell>
        </table:table-row>
        <table:table-row>
          <table:table-cell table:style-name="Tabla1.B5" office:value-type="string">
            <text:p text:style-name="P18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8">Nº Total de Páginas</text:p>
          </table:table-cell>
          <table:table-cell table:style-name="Tabla1.B2" office:value-type="string">
            <text:p text:style-name="P20"><text:page-count>11</text:page-count></text:p>
          </table:table-cell>
        </table:table-row>
      </table:table>
      <text:p text:style-name="Standard"/>
      <text:p text:style-name="P10"/>
      <text:p text:style-name="P10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9">Versión</text:p>
          </table:table-cell>
          <table:table-cell table:style-name="Tabla3.A1" office:value-type="string">
            <text:p text:style-name="P19">Causa del Cambio</text:p>
          </table:table-cell>
          <table:table-cell table:style-name="Tabla3.A1" office:value-type="string">
            <text:p text:style-name="P19">Responsable del Cambio</text:p>
          </table:table-cell>
          <table:table-cell table:style-name="Tabla3.D1" office:value-type="string">
            <text:p text:style-name="P19">Fecha del Cambio</text:p>
          </table:table-cell>
        </table:table-row>
        <table:table-row>
          <table:table-cell table:style-name="Tabla3.A2" office:value-type="float" office:value="100">
            <text:p text:style-name="P20">0100</text:p>
          </table:table-cell>
          <table:table-cell table:style-name="Tabla3.B2" office:value-type="string">
            <text:p text:style-name="P20">Versión inicial</text:p>
          </table:table-cell>
          <table:table-cell table:style-name="Tabla3.B2" office:value-type="string">
            <text:p text:style-name="P22">&lt;Nombre Apellido1 Apellido2&gt;</text:p>
          </table:table-cell>
          <table:table-cell table:style-name="Tabla3.D2" office:value-type="string">
            <text:p text:style-name="P20">DD/MM/AAAA</text:p>
          </table:table-cell>
        </table:table-row>
        <table:table-row>
          <table:table-cell table:style-name="Tabla3.B2" office:value-type="string">
            <text:p text:style-name="P20"/>
          </table:table-cell>
          <table:table-cell table:style-name="Tabla3.B2" office:value-type="string">
            <text:p text:style-name="P20"/>
          </table:table-cell>
          <table:table-cell table:style-name="Tabla3.B2" office:value-type="string">
            <text:p text:style-name="P20"/>
          </table:table-cell>
          <table:table-cell table:style-name="Tabla3.D2" office:value-type="string">
            <text:p text:style-name="P20"/>
          </table:table-cell>
        </table:table-row>
        <table:table-row>
          <table:table-cell table:style-name="Tabla3.B2" office:value-type="string">
            <text:p text:style-name="P20"/>
          </table:table-cell>
          <table:table-cell table:style-name="Tabla3.B2" office:value-type="string">
            <text:p text:style-name="P20"/>
          </table:table-cell>
          <table:table-cell table:style-name="Tabla3.B2" office:value-type="string">
            <text:p text:style-name="P20"/>
          </table:table-cell>
          <table:table-cell table:style-name="Tabla3.D2" office:value-type="string">
            <text:p text:style-name="P20"/>
          </table:table-cell>
        </table:table-row>
      </table:table>
      <text:p text:style-name="Standard"/>
      <text:p text:style-name="P10"/>
      <text:p text:style-name="P10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18">Nombre y Apellidos</text:p>
          </table:table-cell>
        </table:table-row>
        <table:table-row>
          <table:table-cell table:style-name="Tabla4.A2" office:value-type="string">
            <text:p text:style-name="P21">&lt;Nombre Apellido1 Apellido2&gt;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25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7"><text:a xlink:type="simple" xlink:href="#__RefHeading__8288_1818457779" text:style-name="Internet_20_link" text:visited-style-name="Internet_20_link">1 INTRODUCCIÓN<text:tab/>4</text:a></text:p>
          <text:p text:style-name="P31"><text:a xlink:type="simple" xlink:href="#__RefHeading__31485_2137495728" text:style-name="Internet_20_link" text:visited-style-name="Internet_20_link">1.1 Objeto<text:tab/>4</text:a></text:p>
          <text:p text:style-name="P31"><text:a xlink:type="simple" xlink:href="#__RefHeading__31487_2137495728" text:style-name="Internet_20_link" text:visited-style-name="Internet_20_link">1.2 Alcance<text:tab/>4</text:a></text:p>
          <text:p text:style-name="P27"><text:a xlink:type="simple" xlink:href="#__RefHeading__31489_2137495728" text:style-name="Internet_20_link" text:visited-style-name="Internet_20_link">2 DESCRIPCIÓN DEL PROYECTO<text:tab/>5</text:a></text:p>
          <text:p text:style-name="P27"><text:a xlink:type="simple" xlink:href="#__RefHeading__37550_1276270192" text:style-name="Internet_20_link" text:visited-style-name="Internet_20_link">3 EVALUACIÓN DEL PROYECTO<text:tab/>6</text:a></text:p>
          <text:p text:style-name="P27"><text:a xlink:type="simple" xlink:href="#__RefHeading__37552_1276270192" text:style-name="Internet_20_link" text:visited-style-name="Internet_20_link">4 ASPECTOS RELEVANTES<text:tab/>7</text:a></text:p>
          <text:p text:style-name="P31"><text:a xlink:type="simple" xlink:href="#__RefHeading__8290_765049385" text:style-name="Internet_20_link" text:visited-style-name="Internet_20_link">4.1 Factores positivos<text:tab/>7</text:a></text:p>
          <text:p text:style-name="P31"><text:a xlink:type="simple" xlink:href="#__RefHeading__8292_765049385" text:style-name="Internet_20_link" text:visited-style-name="Internet_20_link">4.2 Factores negativos<text:tab/>7</text:a></text:p>
          <text:p text:style-name="P31"><text:a xlink:type="simple" xlink:href="#__RefHeading__8294_765049385" text:style-name="Internet_20_link" text:visited-style-name="Internet_20_link">4.3 Problemas superados<text:tab/>7</text:a></text:p>
          <text:p text:style-name="P27"><text:a xlink:type="simple" xlink:href="#__RefHeading__37554_1276270192" text:style-name="Internet_20_link" text:visited-style-name="Internet_20_link">5 NUEVAS INICIATIVAS DETECTADAS<text:tab/>8</text:a></text:p>
          <text:p text:style-name="P27"><text:a xlink:type="simple" xlink:href="#__RefHeading__31505_2137495728" text:style-name="Internet_20_link" text:visited-style-name="Internet_20_link">6 ANEXOS<text:tab/>9</text:a></text:p>
          <text:p text:style-name="P27"><text:a xlink:type="simple" xlink:href="#__RefHeading__31507_2137495728" text:style-name="Internet_20_link" text:visited-style-name="Internet_20_link">7 GLOSARIO<text:tab/>10</text:a></text:p>
          <text:p text:style-name="P27"><text:a xlink:type="simple" xlink:href="#__RefHeading__31509_2137495728" text:style-name="Internet_20_link" text:visited-style-name="Internet_20_link">8 BIBLIOGRAFÍA Y REFERENCIAS<text:tab/>11</text:a></text:p>
        </text:index-body>
      </text:table-of-content>
      <text:p text:style-name="Text_20_body"/>
      <text:p text:style-name="P26"><text:s/></text:p>
      <text:p text:style-name="P26"/>
      <text:h text:style-name="Heading_20_1" text:outline-level="1"><text:bookmark text:name="__RefHeading__8288_1818457779"/>INTRODUCCIÓN<text:bookmark-end text:name="__RefHeading__8288_1818457779"/></text:h>
      <text:h text:style-name="Heading_20_2" text:outline-level="2"><text:bookmark text:name="__RefHeading__31485_2137495728"/>Objeto<text:bookmark-end text:name="__RefHeading__31485_2137495728"/></text:h>
      <text:p text:style-name="Text_20_body">&lt;Introduzca contenido y <text:s/>borre cuadro&gt;</text:p>
      <text:p text:style-name="P29"><draw:frame draw:style-name="fr1" draw:name="Marco2" text:anchor-type="as-char" svg:y="-1cm" svg:width="15.93cm" draw:z-index="4"><draw:text-box fo:min-height="1.201cm"><text:p text:style-name="Text_20_body">Descripción del propósito del documento.</text:p></draw:text-box></draw:frame></text:p>
      <text:p text:style-name="Standard"/>
      <text:h text:style-name="Heading_20_2" text:outline-level="2"><text:bookmark text:name="__RefHeading__31487_2137495728"/>Alcance<text:bookmark-end text:name="__RefHeading__31487_2137495728"/></text:h>
      <text:p text:style-name="Text_20_body">&lt;Introduzca contenido y <text:s/>borre cuadro&gt;</text:p>
      <text:p text:style-name="P29"><draw:frame draw:style-name="fr1" draw:name="Marco15" text:anchor-type="as-char" svg:y="-1cm" svg:width="15.93cm" draw:z-index="5"><draw:text-box fo:min-height="1.201cm"><text:p text:style-name="Text_20_body">Unidades organizativas y responsabilidades a las que va dirigida el documento y que participan en su generación, validación y registro según el modelo de MADEJA.</text:p></draw:text-box></draw:frame></text:p>
      <text:p text:style-name="P29"/>
      <text:p text:style-name="P11"/>
      <text:h text:style-name="Heading_20_1" text:outline-level="1"><text:bookmark text:name="__RefHeading__31489_2137495728"/>DESCRIPCIÓN DEL PROYECTO<text:bookmark-end text:name="__RefHeading__31489_2137495728"/></text:h>
      <text:p text:style-name="Text_20_body">&lt;Introduzca contenido y borre cuadro&gt;</text:p>
      <text:p text:style-name="P12"><draw:frame draw:style-name="fr2" draw:name="Marco9" text:anchor-type="paragraph" svg:width="15.93cm" draw:z-index="3"><draw:text-box fo:min-height="1.741cm"><text:p text:style-name="Text_20_body">En este apartado del documento se incluirá, a modo de introducción, una breve descripción del proyecto que dé un rápido entendimiento de como se ha enfocado. Algunos de los aspectos que pueden ser tratados en este punto son:</text:p><text:list xml:id="list30564510" text:style-name="L1"><text:list-item><text:p text:style-name="P37">Tipología del proyecto</text:p></text:list-item><text:list-item><text:p text:style-name="P37">Situación de partida</text:p></text:list-item><text:list-item><text:p text:style-name="P37">Objetivos del proyecto (finalidad, propósito y resultados esperados)</text:p></text:list-item><text:list-item><text:p text:style-name="P37">Entorno tecnológico en el que se ha desarrollado el proyecto.</text:p></text:list-item><text:list-item><text:p text:style-name="P37">Número de personas del Equipo de Trabajo.</text:p></text:list-item><text:list-item><text:p text:style-name="P37">Enfoque y metodología</text:p></text:list-item></text:list></draw:text-box></draw:frame></text:p>
      <text:p text:style-name="P15"/>
      <text:h text:style-name="Heading_20_1" text:outline-level="1"><text:bookmark text:name="__RefHeading__37550_1276270192"/>EVALUACIÓN DEL PROYECTO<text:bookmark-end text:name="__RefHeading__37550_1276270192"/></text:h>
      <text:p text:style-name="Text_20_body">&lt;Introduzca contenido y borre cuadro&gt;</text:p>
      <text:p text:style-name="P12"><draw:frame draw:style-name="fr2" draw:name="Marco1" text:anchor-type="paragraph" svg:width="15.93cm" draw:z-index="17"><draw:text-box fo:min-height="1.741cm"><text:p text:style-name="Text_20_body">Partiendo del resultado de encuestas realizadas, análisis de incidencias detectadas y de las actividades propias del control y seguimiento del proyecto, incluir en este punto la evaluación global del resultado obtenido. Analizando aspectos como:</text:p><text:list xml:id="list30650378" text:continue-numbering="true" text:style-name="L1"><text:list-item><text:p text:style-name="P37">Alcance</text:p><text:list><text:list-item><text:p text:style-name="P37">Correspondencia entre los resultados esperados y los finalmente obtenidos</text:p></text:list-item><text:list-item><text:p text:style-name="P37">Relación entre entregables comprometidos al inicio del proyecto y los finalmente realizados</text:p></text:list-item><text:list-item><text:p text:style-name="P37">Hitos no completados</text:p></text:list-item><text:list-item><text:p text:style-name="P37">Hitos realizados no contemplados al inicio del proyecto</text:p></text:list-item></text:list></text:list-item><text:list-item><text:p text:style-name="P37">Eficiencia</text:p><text:list><text:list-item><text:p text:style-name="P37">Relación entre la duración estimada al inicio del proyecto y la duración real</text:p></text:list-item><text:list-item><text:p text:style-name="P37">Porcentaje de hitos entregados fuera de plazo</text:p></text:list-item><text:list-item><text:p text:style-name="P37">Desviación media de entrega</text:p></text:list-item></text:list></text:list-item><text:list-item><text:p text:style-name="P37">Calidad de los productos</text:p><text:list><text:list-item><text:p text:style-name="P37">Porcentaje de hitos documentales rechazados</text:p></text:list-item><text:list-item><text:p text:style-name="P37">Porcentaje de hitos software rechazados</text:p></text:list-item><text:list-item><text:p text:style-name="P37">Número de reentregas antes de la subida a producción</text:p></text:list-item></text:list></text:list-item><text:list-item><text:p text:style-name="P37">Impacto</text:p><text:list><text:list-item><text:p text:style-name="P37">Grado de satisfacción con los productos obtenidos (alto, medio, bajo)</text:p></text:list-item><text:list-item><text:p text:style-name="P37">Grado de satisfacción de los usuarios (alto, medio, bajo)</text:p></text:list-item><text:list-item><text:p text:style-name="P37">Alineamiento de los objetivos del proyecto y de la solución tecnológica con los objetivos y necesidades de negocio</text:p></text:list-item></text:list></text:list-item></text:list></draw:text-box></draw:frame></text:p>
      <text:p text:style-name="P12"/>
      <text:p text:style-name="Text_20_body"/>
      <text:h text:style-name="Heading_20_1" text:outline-level="1"><text:bookmark text:name="__RefHeading__37552_1276270192"/>ASPECTOS RELEVANTES<text:bookmark-end text:name="__RefHeading__37552_1276270192"/></text:h>
      <text:p text:style-name="Text_20_body">&lt;Introduzca contenido y borre cuadro&gt;</text:p>
      <text:p text:style-name="Text_20_body"><draw:frame draw:style-name="fr2" draw:name="Marco3" text:anchor-type="paragraph" svg:width="15.93cm" draw:z-index="19"><draw:text-box fo:min-height="1.124cm"><text:p text:style-name="Text_20_body">En este apartado se recogerá todo aquello que se considere relevante para la ejecución de futuros proyectos. </text:p></draw:text-box></draw:frame></text:p>
      <text:h text:style-name="Heading_20_2" text:outline-level="2"><text:bookmark text:name="__RefHeading__8290_765049385"/>Factores positivos<text:bookmark-end text:name="__RefHeading__8290_765049385"/></text:h>
      <text:p text:style-name="Text_20_body">&lt;Introduzca contenido y borre cuadro&gt;</text:p>
      <text:p text:style-name="Text_20_body"><draw:frame draw:style-name="fr2" draw:name="Marco5" text:anchor-type="paragraph" svg:width="15.93cm" draw:z-index="20"><draw:text-box fo:min-height="1.741cm"><text:p text:style-name="Text_20_body">En forma de lista comentada se recoge los factores de éxito obtenidos durante la ejecución del proyecto, para que puedan ser reutilizados en futuros proyectos y hacer uso de los conocimientos ya aplicados. Registrando aspectos como:</text:p><text:list xml:id="list30654325" text:continue-numbering="true" text:style-name="L1"><text:list-item><text:p text:style-name="P37">Experiencias positivas</text:p></text:list-item><text:list-item><text:p text:style-name="P37">Causas de éxito</text:p></text:list-item><text:list-item><text:p text:style-name="P37">Esfuerzos fructíferos</text:p></text:list-item></text:list></draw:text-box></draw:frame></text:p>
      <text:h text:style-name="Heading_20_2" text:outline-level="2"><text:bookmark text:name="__RefHeading__8292_765049385"/>Factores negativos<text:bookmark-end text:name="__RefHeading__8292_765049385"/></text:h>
      <text:p text:style-name="Text_20_body">&lt;Introduzca contenido y borre cuadro&gt;</text:p>
      <text:p text:style-name="Text_20_body"><draw:frame draw:style-name="fr2" draw:name="Marco6" text:anchor-type="paragraph" svg:width="15.93cm" draw:z-index="21"><draw:text-box fo:min-height="1.741cm"><text:p text:style-name="Text_20_body">En forma de lista comentada se recoge los factores negativos obtenidos durante la ejecución del proyecto, para que se pueda evitar cometerlos en futuros proyectos. Registrando aspectos como:</text:p><text:list xml:id="list30671885" text:continue-numbering="true" text:style-name="L1"><text:list-item><text:p text:style-name="P37">Experiencias negativas</text:p></text:list-item><text:list-item><text:p text:style-name="P37">Causas de los problemas encontrados</text:p></text:list-item><text:list-item><text:p text:style-name="P37">Esfuerzos mal aprovechados</text:p></text:list-item></text:list></draw:text-box></draw:frame></text:p>
      <text:h text:style-name="P32" text:outline-level="2"><text:bookmark text:name="__RefHeading__8294_765049385"/>Problemas superados<text:bookmark-end text:name="__RefHeading__8294_765049385"/></text:h>
      <text:p text:style-name="P24">&lt;Introduzca contenido y borre cuadro&gt;</text:p>
      <text:p text:style-name="P16"><draw:frame draw:style-name="fr2" draw:name="Marco7" text:anchor-type="paragraph" svg:width="15.93cm" draw:z-index="22"><draw:text-box fo:min-height="1.194cm"><text:p text:style-name="Text_20_body">En forma de lista comentada se recoge los obstáculos encontrados y acciones llevadas a cabo de superarlos.</text:p></draw:text-box></draw:frame></text:p>
      <text:h text:style-name="Heading_20_1" text:outline-level="1"><text:bookmark text:name="__RefHeading__37554_1276270192"/>NUEVAS INICIATIVAS DETECTADAS<text:bookmark-end text:name="__RefHeading__37554_1276270192"/></text:h>
      <text:p text:style-name="Text_20_body">&lt;Introduzca contenido y borre cuadro&gt;</text:p>
      <text:p text:style-name="P12"><draw:frame draw:style-name="fr2" draw:name="Marco4" text:anchor-type="paragraph" svg:width="15.93cm" draw:z-index="18"><draw:text-box fo:min-height="1.344cm"><text:p text:style-name="Text_20_body">En forma de lista comentada se recoge aquellos puntos pendientes, acciones a futuro o nuevas iniciativas detectadas durante todo el ciclo de vida del proyecto.</text:p></draw:text-box></draw:frame></text:p>
      <text:p text:style-name="P12"/>
      <text:h text:style-name="Heading_20_1" text:outline-level="1"><text:bookmark text:name="__RefHeading__31505_2137495728"/>ANEXOS<text:bookmark-end text:name="__RefHeading__31505_2137495728"/></text:h>
      <text:p text:style-name="Text_20_body">&lt;Introduzca contenido y borre cuadro&gt;</text:p>
      <text:p text:style-name="P2"><draw:frame draw:style-name="fr3" draw:name="Marco10" text:anchor-type="paragraph" svg:x="0cm" svg:y="0.422cm" svg:width="15.93cm" draw:z-index="0"><draw:text-box fo:min-height="1.201cm"><text:p text:style-name="Text_20_body">Este punto contendrá toda aquella información de interés para la elaboración y validación del documento.</text:p></draw:text-box></draw:frame></text:p>
      <text:h text:style-name="Heading_20_1" text:outline-level="1"><text:bookmark text:name="__RefHeading__31507_2137495728"/>GLOSARIO<text:bookmark-end text:name="__RefHeading__31507_2137495728"/></text:h>
      <text:p text:style-name="Text_20_body">&lt;Cumplimente tabla y borre cuadro&gt;</text:p>
      <text:p text:style-name="Standard"><draw:frame draw:style-name="fr3" draw:name="Marco11" text:anchor-type="paragraph" svg:x="0cm" svg:y="0.422cm" svg:width="15.93cm" draw:z-index="1"><draw:text-box fo:min-height="1.201cm"><text:p text:style-name="Text_20_body">Este punto contendrá la definición de todos los términos utilizados en el documento y que constituirá el diccionario del mismo.</text:p></draw:text-box></draw:frame></text:p>
      <text:p text:style-name="Standard"/>
      <text:p text:style-name="Standard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30">Término</text:p>
          </table:table-cell>
          <table:table-cell table:style-name="Tabla7.B1" office:value-type="string">
            <text:p text:style-name="P30">Descripción</text:p>
          </table:table-cell>
        </table:table-row>
        <table:table-row table:style-name="Tabla7.1">
          <table:table-cell table:style-name="Tabla7.A2" office:value-type="string">
            <text:p text:style-name="P13"/>
          </table:table-cell>
          <table:table-cell table:style-name="Tabla7.B2" office:value-type="string">
            <text:p text:style-name="P13"/>
          </table:table-cell>
        </table:table-row>
        <table:table-row table:style-name="Tabla7.1">
          <table:table-cell table:style-name="Tabla7.A2" office:value-type="string">
            <text:p text:style-name="P13"/>
          </table:table-cell>
          <table:table-cell table:style-name="Tabla7.B2" office:value-type="string">
            <text:p text:style-name="P13"/>
          </table:table-cell>
        </table:table-row>
        <table:table-row table:style-name="Tabla7.1">
          <table:table-cell table:style-name="Tabla7.A4" office:value-type="string">
            <text:p text:style-name="P13"/>
          </table:table-cell>
          <table:table-cell table:style-name="Tabla7.B4" office:value-type="string">
            <text:p text:style-name="P13"/>
          </table:table-cell>
        </table:table-row>
      </table:table>
      <text:p text:style-name="Standard"/>
      <text:h text:style-name="Heading_20_1" text:outline-level="1"><text:bookmark text:name="__RefHeading__31509_2137495728"/>BIBLIOGRAFÍA Y REFERENCIAS<text:bookmark-end text:name="__RefHeading__31509_2137495728"/></text:h>
      <text:p text:style-name="Text_20_body">&lt;Cumplimente tabla y borre cuadro&gt;</text:p>
      <text:p text:style-name="Standard"><draw:frame draw:style-name="fr4" draw:name="Marco12" text:anchor-type="paragraph" svg:y="0.42cm" svg:width="15.93cm" draw:z-index="2"><draw:text-box fo:min-height="1.201cm"><text:p text:style-name="Text_20_body">En este punto se incluirán las referencias y documentación utilizada para la elaboración de este documento.</text:p></draw:text-box></draw:frame></text:p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30">Referencia</text:p>
          </table:table-cell>
          <table:table-cell table:style-name="Tabla11.B1" office:value-type="string">
            <text:p text:style-name="P30">Título</text:p>
          </table:table-cell>
        </table:table-row>
        <table:table-row table:style-name="Tabla11.1">
          <table:table-cell table:style-name="Tabla11.A2" office:value-type="string">
            <text:p text:style-name="P14">Ref. 1</text:p>
          </table:table-cell>
          <table:table-cell table:style-name="Tabla11.B2" office:value-type="string">
            <text:p text:style-name="P13"/>
          </table:table-cell>
        </table:table-row>
        <table:table-row table:style-name="Tabla11.1">
          <table:table-cell table:style-name="Tabla11.A2" office:value-type="string">
            <text:p text:style-name="P14"/>
          </table:table-cell>
          <table:table-cell table:style-name="Tabla11.B2" office:value-type="string">
            <text:p text:style-name="P13"/>
          </table:table-cell>
        </table:table-row>
        <table:table-row table:style-name="Tabla11.1">
          <table:table-cell table:style-name="Tabla11.A2" office:value-type="string">
            <text:p text:style-name="P14"/>
          </table:table-cell>
          <table:table-cell table:style-name="Tabla11.B2" office:value-type="string">
            <text:p text:style-name="P13"/>
          </table:table-cell>
        </table:table-row>
        <table:table-row table:style-name="Tabla11.1">
          <table:table-cell table:style-name="Tabla11.A5" office:value-type="string">
            <text:p text:style-name="P14"/>
          </table:table-cell>
          <table:table-cell table:style-name="Tabla11.B5" office:value-type="string">
            <text:p text:style-name="P1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StarSymbol1" svg:font-family="StarSymbol"/>
    <style:font-face style:name="Tahoma2" svg:font-family="Tahoma"/>
    <style:font-face style:name="NewsGotT1" svg:font-family="NewsGotT" style:font-adornments="Negrita" style:font-pitch="variable"/>
    <style:font-face style:name="NewsGotT" svg:font-family="NewsGotT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1" svg:font-family="'Eras Bk BT'" style:font-family-generic="swiss" style:font-pitch="variable"/>
    <style:font-face style:name="Eras Bk BT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style:font-name="NewsGotT" fo:font-size="11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style:font-name="Tahoma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76cm" fo:margin-right="0cm" fo:text-indent="-0.76cm" style:auto-text-indent="true" style:page-number="auto" fo:break-before="page" fo:background-color="transparent" style:shadow="none">
        <style:tab-stops/>
        <style:background-image/>
      </style:paragraph-properties>
      <style:text-properties style:font-name="Eras Md BT" fo:font-size="14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1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fo:text-align="end" style:justify-single-word="false"/>
      <style:text-properties style:font-name="Eras Bk BT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fo:text-align="end" style:justify-single-word="false" style:page-number="auto" fo:padding="0cm" fo:border-left="none" fo:border-right="none" fo:border-top="none" fo:border-bottom="0.002cm solid #94bd5e" style:shadow="none">
        <style:tab-stops/>
      </style:paragraph-properties>
      <style:text-properties style:use-window-font-color="true" style:font-name="Eras Bk BT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fo:text-align="end" style:justify-single-word="false" style:page-number="auto"/>
      <style:text-properties style:use-window-font-color="true" style:font-name="Eras Bk BT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a" style:family="paragraph" style:parent-style-name="Standard" style:master-page-name="">
      <style:paragraph-properties style:page-number="auto"/>
      <style:text-properties fo:font-size="9pt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7pt" style:font-name-asian="OpenSymbol" style:font-size-asian="7pt" style:font-name-complex="OpenSymbol" style:font-size-complex="7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cm" style:rel-column-width="10105*"/>
    </style:style>
    <style:style style:name="Tabla2.B" style:family="table-column">
      <style:table-column-properties style:column-width="8.274cm" style:rel-column-width="34127*"/>
    </style:style>
    <style:style style:name="Tabla2.C" style:family="table-column">
      <style:table-column-properties style:column-width="5.165cm" style:rel-column-width="21303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018cm solid #808080" fo:border-right="none" fo:border-top="0.018cm solid #808080" fo:border-bottom="0.018cm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018cm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fo:text-align="end" style:justify-single-word="false" fo:text-indent="0cm" style:auto-text-indent="false" fo:padding="0cm" fo:border="none"/>
      <style:text-properties fo:color="#ffffff"/>
    </style:style>
    <style:style style:name="MP2" style:family="paragraph" style:parent-style-name="Table_20_Contents">
      <style:paragraph-properties fo:margin-left="0cm" fo:margin-right="0.101cm" fo:margin-top="0cm" fo:margin-bottom="0.199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02cm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gráficos4" text:anchor-type="paragraph" svg:x="-0.007cm" svg:y="0.011cm" svg:width="2.379cm" svg:height="1.67cm" draw:z-index="7"><draw:image xlink:href="Pictures/1000000000000119000000C50CEB556C.jpg" xlink:type="simple" xlink:show="embed" xlink:actuate="onLoad"/></draw:frame></text:p>
            </table:table-cell>
            <table:table-cell table:style-name="Tabla2.A1" office:value-type="string">
              <text:p text:style-name="MP2"><text:subject>&lt;Nombre Proyecto&gt;</text:subject></text:p>
              <text:p text:style-name="MP3"><text:title>Informe de Resultados y Cierre de Proyecto</text:title></text:p>
            </table:table-cell>
            <table:table-cell table:style-name="Tabla2.C1" office:value-type="string">
              <text:p text:style-name="MP4"><text:user-defined text:name="Departamento">&lt;Unidad Organizativa&gt;</text:user-defined>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1</text:page-number> de <text:page-count>11</text:page-count></text:p>
      </style:footer>
    </style:master-page>
    <style:master-page style:name="Portada" style:page-layout-name="Mpm2"/>
    <style:master-page style:name="HTML" style:page-layout-name="Mpm3"/>
    <style:master-page style:name="portada" style:page-layout-name="Mpm4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B5B8A19F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14T14:05:45</meta:creation-date>
    <meta:editing-cycles>53</meta:editing-cycles>
    <meta:editing-duration>PT27H54M18S</meta:editing-duration>
    <dc:title>Informe de Resultados y Cierre de Proyecto</dc:title>
    <dc:date>2011-04-14T10:53:19.01</dc:date>
    <meta:generator>OpenOffice.org/3.2$Win32 OpenOffice.org_project/320m12$Build-9483</meta:generator>
    <meta:keyword>0100</meta:keyword>
    <dc:subject>&lt;Nombre Proyecto&gt;</dc:subject>
    <meta:print-date>2010-01-15T17:08:07</meta:print-date>
    <meta:document-statistic meta:table-count="7" meta:image-count="3" meta:object-count="0" meta:page-count="11" meta:paragraph-count="127" meta:word-count="766" meta:character-count="4964"/>
    <meta:user-defined meta:name="Autor">&lt;Nombre de la Empresa&gt;</meta:user-defined>
    <meta:user-defined meta:name="Departamento">&lt;Unidad Organizativa&gt;</meta:user-defined>
  </office:meta>
</office:document-meta>
</file>